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8.2297916666667cm"/>
    </style:style>
    <style:style style:name="co6" style:family="table-column">
      <style:table-column-properties fo:break-before="auto" style:column-width="20.18770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rt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Example item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General Par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</text:p>
          </table:table-cell>
          <table:table-cell office:value-type="string" table:style-name="ce1">
            <text:p>9225 90 KV brishless mot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ither HobbyKing / Turnigy Multistar 9225 90 KV or EaglePower 8308 (stator) 9225 (can) 90 KV motors.</text:p>
          </table:table-cell>
          <table:table-cell office:value-type="string" table:style-name="ce1">
            <text:p>https://www.aliexpress.com/item/4000563826414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elts</text:p>
          </table:table-cell>
          <table:table-cell office:value-type="string" table:style-name="ce1">
            <text:p>HTD 5M pitch 630mm lengt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nee drive belts</text:p>
          </table:table-cell>
          <table:table-cell office:value-type="string" table:style-name="ce1">
            <text:p>https://www.beltingonline.com/htd-pitches-c-40_253/5mm-htd-timing-belts-p-457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rbon Fiber tube</text:p>
          </table:table-cell>
          <table:table-cell office:value-type="string" table:style-name="ce1">
            <text:p>28mm OD, 1mm+ wall thickne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x 1 metre lengths cut to size to match the CAD (cut-offs from the main parts are long enough for the legs)</text:p>
          </table:table-cell>
          <table:table-cell office:value-type="string" table:style-name="ce1">
            <text:p>https://www.ebay.co.uk/itm/33360971274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lectroni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Drive BLDC motor drivers</text:p>
          </table:table-cell>
          <table:table-cell office:value-type="string" table:style-name="ce1">
            <text:p>ODrive 3.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 per axis</text:p>
          </table:table-cell>
          <table:table-cell office:value-type="string" table:style-name="ce1">
            <text:p>https://odriverobotics.com/shop/odrive-v3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 encoders</text:p>
          </table:table-cell>
          <table:table-cell office:value-type="string" table:style-name="ce1">
            <text:p>AMS AS5047P motor encod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axis</text:p>
          </table:table-cell>
          <table:table-cell office:value-type="string" table:style-name="ce1">
            <text:p>https://www.digikey.co.uk/en/products/detail/AS5047P-TS_EK_AB/AS5047P-TS_EK_AB-ND/545234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1">
            <text:p>https://coolcomponents.co.uk/products/teensy-4-1-development-board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L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Remote</text:p>
          </table:table-cell>
          <table:table-cell office:value-type="string" table:style-name="ce1">
            <text:p>https://coolcomponents.co.uk/products/teensy-lc-with-bootloader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age Regulator</text:p>
          </table:table-cell>
          <table:table-cell office:value-type="string" table:style-name="ce1">
            <text:p>5V / adjustable regul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 electronics - set to 5V to power Teensy etc</text:p>
          </table:table-cell>
          <table:table-cell office:value-type="string" table:style-name="ce1">
            <text:p>https://www.ebay.co.uk/itm/15327840612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U</text:p>
          </table:table-cell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1">
            <text:p>https://coolcomponents.co.uk/products/mpu-6050-6-dof-accel-and-gyro-sensor-stemma-qt-qwiic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adio</text:p>
          </table:table-cell>
          <table:table-cell office:value-type="string" table:style-name="ce1">
            <text:p>NRF24L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ne in remote and one in Dog</text:p>
          </table:table-cell>
          <table:table-cell office:value-type="string" table:style-name="ce1">
            <text:p>https://www.amazon.co.uk/AZDelivery-NRF24L01-wireless-Arduino-ESP8266/dp/B075DBDS3J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https://www.ebay.co.uk/itm/25243353210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fe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ebay.co.uk/itm/2624931287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power switch</text:p>
          </table:table-cell>
          <table:table-cell office:value-type="string" table:style-name="ce1">
            <text:p>latching push switc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ebay.co.uk/itm/28209288272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-stop switch</text:p>
          </table:table-cell>
          <table:table-cell office:value-type="string" table:style-name="ce1">
            <text:p>latching push swit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ttps://www.amazon.co.uk/gp/product/B08927GP2J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 Meters</text:p>
          </table:table-cell>
          <table:table-cell office:value-type="string" table:style-name="ce1">
            <text:p>Pan Volt Meter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ttps://www.amazon.co.uk/gp/product/B07J2NQSF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I2C backpack LC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ttps://www.amazon.co.uk/Youmile-Interface-Adapter-Arduino-Raspberry-1602-Blue/dp/B08218RPX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ncoder cable</text:p>
          </table:table-cell>
          <table:table-cell office:value-type="string" table:style-name="ce1">
            <text:p>6-core foil-sheilded signail cab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tres, but make sure you have enough</text:p>
          </table:table-cell>
          <table:table-cell office:value-type="string" table:style-name="ce1">
            <text:p>https://www.cef.co.uk/catalogue/products/2592862-6-core-belden-equiv-9536-lsf-shielded-cable-sold-by-the-mtr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atterie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in Battery</text:p>
          </table:table-cell>
          <table:table-cell office:value-type="string" table:style-name="ce1">
            <text:p>6S High-drain Lip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ke sure it can source enough current, mineis 60C. Also requires suitable balance charger</text:p>
          </table:table-cell>
          <table:table-cell office:value-type="string" table:style-name="ce1">
            <text:p>https://hobbyking.com/en_us/zippy-compact-4000mah-6s-60c-lipo-pack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Battery</text:p>
          </table:table-cell>
          <table:table-cell office:value-type="string" table:style-name="ce1">
            <text:p>2S small batte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thing like 2S/3S will do - regulator above is used to get 5V anyway</text:p>
          </table:table-cell>
          <table:table-cell office:value-type="string" table:style-name="ce1">
            <text:p>https://www.amazon.co.uk/URGENEX-Battery-Batteries-1000mah-WLtoys/dp/B08Y8YN28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reaing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rnal Cycloidal Drive bearings</text:p>
          </table:table-cell>
          <table:table-cell office:value-type="string" table:style-name="ce1">
            <text:p>12mm OD x 4mm ID x 4mm thicknes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 got these from Aliexpress for $70 for 400.</text:p>
          </table:table-cell>
          <table:table-cell office:value-type="string" table:style-name="ce1">
            <text:p>https://www.aliexpress.com/item/32814388857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m and cap Drive bearings</text:p>
          </table:table-cell>
          <table:table-cell office:value-type="string" table:style-name="ce1">
            <text:p>32mm OD x 20mm ID x 7mm thicknes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ere are three per drive</text:p>
          </table:table-cell>
          <table:table-cell office:value-type="string" table:style-name="ce1">
            <text:p>https://www.aliexpress.com/item/89689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p/bottom Drive bearings</text:p>
          </table:table-cell>
          <table:table-cell office:value-type="string" table:style-name="ce1">
            <text:p>85mm OD x 65mm ID x 10mm thicknes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wo per drive</text:p>
          </table:table-cell>
          <table:table-cell office:value-type="string" table:style-name="ce1">
            <text:p>https://www.aliexpress.com/item/400011068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in wall bearings</text:p>
          </table:table-cell>
          <table:table-cell office:value-type="string" table:style-name="ce1">
            <text:p>37mm OD x 30mm ID x 4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er leg and two per end bracket.</text:p>
          </table:table-cell>
          <table:table-cell office:value-type="string" table:style-name="ce1">
            <text:p>https://simplybearings.co.uk/shop/p156409/61706ZZ-Budget-Metal-Shielded-Thin-Section-Deep-Groove-Ball-Bearing-30x37x4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bearings</text:p>
          </table:table-cell>
          <table:table-cell office:value-type="string" table:style-name="ce1">
            <text:p>22mm OD x 8mm ID x 7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the knee joints</text:p>
          </table:table-cell>
          <table:table-cell office:value-type="string" table:style-name="ce1">
            <text:p>https://simplybearings.co.uk/shop/p170659/608ZZ-Budget-Metal-Shielded-Deep-Groove-Ball-Bearing-8x22x7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idler bearings</text:p>
          </table:table-cell>
          <table:table-cell office:value-type="string" table:style-name="ce1">
            <text:p>19mm OD x 6mm ID, x 6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belt idler</text:p>
          </table:table-cell>
          <table:table-cell office:value-type="string" table:style-name="ce1">
            <text:p>https://simplybearings.co.uk/shop/p170642/626ZZ-Budget-Metal-Shielded-Deep-Groove-Ball-Bearing-6x19x6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4mm steel bar</text:p>
          </table:table-cell>
          <table:table-cell office:value-type="string" table:style-name="ce1">
            <text:p>4mm x 31mm length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one for very bearing mount aroudn the outside of the cycloidal drives</text:p>
          </table:table-cell>
          <table:table-cell office:value-type="string" table:style-name="ce1">
            <text:p>https://www.ebay.co.uk/itm/19395094395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uts &amp; Bol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 mounts</text:p>
          </table:table-cell>
          <table:table-cell office:value-type="string" table:style-name="ce1">
            <text:p>M4 12 mm thread length countersun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moto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40mm thread length socket ca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Nylon insert locking nu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Nylon insert locking nut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washe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3 15mm thread length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hex heads 80m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, need cutting to length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crew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rive case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22 per drive, back and fron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ide-to-side axis mount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2 per drive for 4 drive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g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8 per leg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yl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ashers</text:p>
          </table:table-cell>
          <table:table-cell office:value-type="string" table:style-name="ce1">
            <text:p>4mm ID Nylon washer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one top and bottom on each pin, 32 per drive</text:p>
          </table:table-cell>
          <table:table-cell office:value-type="string" table:style-name="ce1">
            <text:p>https://nyfast.com/nylon-washers/10080-26805-standard-flat-nylon-washers#/12379-id-229mm/13463-od-635mm/13474-thick-081mm/14304-product_code-fw_635_229_08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acers</text:p>
          </table:table-cell>
          <table:table-cell office:value-type="string" table:style-name="ce1">
            <text:p>4mm ID Nylon spacers, 5mm length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6 per drive</text:p>
          </table:table-cell>
          <table:table-cell office:value-type="string" table:style-name="ce1">
            <text:p>https://nyfast.com/new-products/10497-30283-standard-metric-nylon-spacers#/10673-length-5mm/14372-desc-m25/19639-product_code-bmspr_400_260_005/19640-od-4mm/19641-id-26mm</text:p>
          </table:table-cell>
          <table:table-cell table:number-columns-repeated="16378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Jamez Bruton</meta:initial-creator>
    <dc:creator>Jamez Bruton</dc:creator>
    <meta:creation-date>2015-06-05T18:17:20Z</meta:creation-date>
    <dc:date>2022-01-17T11:55:40Z</dc:date>
  </office:meta>
</office:document-meta>
</file>